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5cm" fo:min-width="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7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1.1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9.624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-color="#ff860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text-position="-8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5.5cm" svg:y="2.75cm">
          <text:p text:style-name="P1">U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7.3cm" svg:y="2.75cm">
          <text:p text:style-name="P1">U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9.1cm" svg:y="2.75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0.9cm" svg:y="2.75cm">
          <text:p text:style-name="P1">U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75cm" svg:y="2.75cm">
          <text:p text:style-name="P1">U<text:span text:style-name="T1">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37cm" svg:height="0.962cm" svg:x="3.713cm" svg:y="4.538cm">
          <draw:text-box>
            <text:p>Ok to copy</text:p>
          </draw:text-box>
        </draw:frame>
        <draw:frame draw:style-name="gr5" draw:text-style-name="P4" draw:layer="layout" svg:width="4.558cm" svg:height="0.962cm" svg:x="7.5cm" svg:y="1.5cm">
          <draw:text-box>
            <text:p>Not ok to copy</text:p>
          </draw:text-box>
        </draw:frame>
      </draw:page>
      <draw:page draw:name="page2" draw:style-name="dp1" draw:master-page-name="Default">
        <draw:custom-shape draw:style-name="gr6" draw:text-style-name="P2" draw:layer="layout" svg:width="1.91cm" svg:height="1.5cm" svg:x="10.39cm" svg:y="11cm">
          <text:p text:style-name="P1">U<text:span text:style-name="T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2.75cm" svg:y="3cm">
          <text:p text:style-name="P1">U<text:span text:style-name="T1">n+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9cm" svg:height="1.5cm" svg:x="8.05cm" svg:y="11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0.759cm" svg:height="1.673cm" svg:x="12.991cm" svg:y="6cm">
          <draw:text-box>
            <text:p>Launch kernel with stream at <text:span text:style-name="T2">n</text:span><text:span text:style-name="T3">, </text:span><text:span text:style-name="T3">the</text:span><text:span text:style-name="T3">n</text:span></text:p>
            <text:p>record event into stream at <text:span text:style-name="T2">n</text:span></text:p>
          </draw:text-box>
        </draw:frame>
        <draw:frame draw:style-name="gr10" draw:text-style-name="P6" draw:layer="layout" svg:width="10.124cm" svg:height="1.673cm" svg:x="12.5cm" svg:y="0cm">
          <draw:text-box>
            <text:p text:style-name="P5">Wait for stream at (<text:span text:style-name="T2">n</text:span>+2),</text:p>
            <text:p text:style-name="P5">and event at (<text:span text:style-name="T2">n</text:span>+1)</text:p>
          </draw:text-box>
        </draw:frame>
        <draw:line draw:style-name="gr11" draw:text-style-name="P7" draw:layer="layout" svg:x1="17.558cm" svg:y1="1.596cm" svg:x2="17.558cm" svg:y2="2.846cm">
          <text:p/>
        </draw:line>
        <draw:line draw:style-name="gr11" draw:text-style-name="P7" draw:layer="layout" svg:x1="13.587cm" svg:y1="4.684cm" svg:x2="13.587cm" svg:y2="5.934cm">
          <text:p/>
        </draw:line>
        <draw:line draw:style-name="gr11" draw:text-style-name="P7" draw:layer="layout" svg:x1="11.335cm" svg:y1="9.648cm" svg:x2="11.335cm" svg:y2="10.898cm">
          <text:p/>
        </draw:line>
        <draw:frame draw:style-name="gr12" draw:text-style-name="P9" draw:layer="layout" svg:width="9.25cm" svg:height="1.673cm" svg:x="4cm" svg:y="7.827cm">
          <draw:text-box>
            <text:p text:style-name="P8"><text:span text:style-name="T4">St</text:span><text:span text:style-name="T4">re</text:span><text:span text:style-name="T4">a</text:span><text:span text:style-name="T4">m </text:span><text:span text:style-name="T4">at </text:span>(<text:span text:style-name="T2">n</text:span>-1) waits </text:p>
            <text:p text:style-name="P8">for event at (<text:span text:style-name="T2">n</text:span>-1) before copy</text:p>
          </draw:text-box>
        </draw:frame>
        <draw:frame draw:style-name="gr13" draw:text-style-name="P4" draw:layer="layout" svg:width="11.25cm" svg:height="1.673cm" svg:x="12.59cm" svg:y="10.888cm">
          <draw:text-box>
            <text:p>Copy using stream at (<text:span text:style-name="T2">n</text:span>-1)</text:p>
            <text:p>Record event to stream at (<text:span text:style-name="T2">n</text:span>-1)</text:p>
          </draw:text-box>
        </draw:frame>
        <draw:custom-shape draw:style-name="gr7" draw:text-style-name="P3" draw:layer="layout" svg:width="1.7cm" svg:height="1.5cm" svg:x="14.75cm" svg:y="3cm">
          <text:p text:style-name="P1">U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6.75cm" svg:y="3cm">
          <text:p text:style-name="P1">U<text:span text:style-name="T1">n+2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58cm" svg:y1="1.576cm" svg:x2="15.558cm" svg:y2="2.8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6:41:01.557408344</meta:creation-date>
    <dc:date>2023-07-18T10:51:56.901934194</dc:date>
    <meta:editing-duration>PT1H4M33S</meta:editing-duration>
    <meta:editing-cycles>4</meta:editing-cycles>
    <meta:generator>LibreOffice/7.3.7.2$Linux_X86_64 LibreOffice_project/30$Build-2</meta:generator>
    <meta:document-statistic meta:object-count="20"/>
  </office:meta>
</office:document-meta>
</file>